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 pensamos la inteligencia como <text:span text:style-name="Strong_20_Emphasis">un patrón lógico que puede implementarse en muchos sustratos</text:span>, entonces lo natural es que existan <text:span text:style-name="Strong_20_Emphasis">familias</text:span> de inteligencias, no “tipos” cerrados. Cada familia depende del modo en que la estructura procesa información, conserva forma y explora posibilidades.</text:p>
      <text:p text:style-name="Text_20_body">Lo que sigue es un mapa coherente con todo lo que venimos construyendo: inteligencia como <text:span text:style-name="Emphasis">lógica</text:span>, vida como <text:span text:style-name="Emphasis">implementación</text:span>, y complejidad como <text:span text:style-name="Emphasis">emergencia</text:span>.</text:p>
      <text:p text:style-name="Horizontal_20_Line"/>
      <text:h text:style-name="Heading_20_2" text:outline-level="2">🧩 1. Inteligencia estructural (la base de todo)</text:h>
      <text:p text:style-name="Text_20_body">Es la que ya hemos discutido: <text:span text:style-name="Strong_20_Emphasis">la inteligencia que emerge de la estructura misma</text:span>, sin necesidad de conciencia, intención psicológica o razonamiento.</text:p>
      <text:list xml:id="list3248869393" text:style-name="L1">
        <text:list-item>
          <text:p text:style-name="P2">Una molécula autocatalítica que se replica. </text:p>
        </text:list-item>
        <text:list-item>
          <text:p text:style-name="P2">Un ADN que conserva su forma a través de generaciones. </text:p>
        </text:list-item>
        <text:list-item>
          <text:p text:style-name="P1">Una célula que corrige errores y mantiene homeostasis. </text:p>
        </text:list-item>
      </text:list>
      <text:p text:style-name="Text_20_body">Aquí la inteligencia es <text:span text:style-name="Strong_20_Emphasis">la capacidad de persistir</text:span>, de mantener un patrón frente al caos.<text:line-break/>Es la “inteligencia hardware” del universo.</text:p>
      <text:p text:style-name="Horizontal_20_Line"/>
      <text:h text:style-name="Heading_20_2" text:outline-level="2">⚙️ 2. Inteligencia algorítmica</text:h>
      <text:p text:style-name="Text_20_body">Es la inteligencia que surge cuando un sistema <text:span text:style-name="Strong_20_Emphasis">sigue reglas explícitas</text:span> para transformar información.</text:p>
      <text:list xml:id="list336719896" text:style-name="L2">
        <text:list-item>
          <text:p text:style-name="P4">Un computador ejecutando un programa. </text:p>
        </text:list-item>
        <text:list-item>
          <text:p text:style-name="P4">Un autómata celular. </text:p>
        </text:list-item>
        <text:list-item>
          <text:p text:style-name="P3">Un algoritmo evolutivo. </text:p>
        </text:list-item>
      </text:list>
      <text:p text:style-name="Text_20_body">Es determinista, secuencial, exacta.<text:line-break/>Tu ejemplo de “inteligencia algorítmica” para un computador es perfecto.</text:p>
      <text:p text:style-name="Horizontal_20_Line"/>
      <text:h text:style-name="Heading_20_2" text:outline-level="2">🔌 3. Inteligencia cableada (o circuital)</text:h>
      <text:p text:style-name="Text_20_body">Es la inteligencia que emerge de <text:span text:style-name="Strong_20_Emphasis">la topología fija</text:span> de un circuito.</text:p>
      <text:list xml:id="list3599714102" text:style-name="L3">
        <text:list-item>
          <text:p text:style-name="P6">Un termostato. </text:p>
        </text:list-item>
        <text:list-item>
          <text:p text:style-name="P6">Un circuito analógico que estabiliza una señal. </text:p>
        </text:list-item>
        <text:list-item>
          <text:p text:style-name="P5">Un robot simple con sensores conectados directamente a motores. </text:p>
        </text:list-item>
      </text:list>
      <text:p text:style-name="Text_20_body">No “piensa”: <text:span text:style-name="Strong_20_Emphasis">reacciona</text:span>.<text:line-break/>Pero reacciona de forma estructuralmente inteligente porque su forma física <text:span text:style-name="Emphasis">ya contiene</text:span> la solución al problema.</text:p>
      <text:p text:style-name="Horizontal_20_Line"/>
      <text:h text:style-name="Heading_20_2" text:outline-level="2"><text:soft-page-break/>🧠 4. Inteligencia conexionista (redes neuronales)</text:h>
      <text:p text:style-name="Text_20_body">Aquí entran tanto las redes biológicas como las artificiales.</text:p>
      <text:list xml:id="list3292127983" text:style-name="L4">
        <text:list-item>
          <text:p text:style-name="P8">Una red neuronal aprende patrones. </text:p>
        </text:list-item>
        <text:list-item>
          <text:p text:style-name="P8">Generaliza. </text:p>
        </text:list-item>
        <text:list-item>
          <text:p text:style-name="P8">Ajusta pesos. </text:p>
        </text:list-item>
        <text:list-item>
          <text:p text:style-name="P7">Crea representaciones internas. </text:p>
        </text:list-item>
      </text:list>
      <text:p text:style-name="Text_20_body">La etiqueta más precisa sería <text:span text:style-name="Strong_20_Emphasis">inteligencia distribuida adaptativa</text:span>.</text:p>
      <text:p text:style-name="Text_20_body">No es algorítmica en el sentido clásico:<text:line-break/>no sigue reglas, sino que <text:span text:style-name="Strong_20_Emphasis">ajusta su estructura interna</text:span> para aproximar funciones.</text:p>
      <text:p text:style-name="Horizontal_20_Line"/>
      <text:h text:style-name="Heading_20_2" text:outline-level="2">🌱 5. Inteligencia evolutiva</text:h>
      <text:p text:style-name="Text_20_body">Es la inteligencia que surge cuando un sistema <text:span text:style-name="Strong_20_Emphasis">explora exhaustivamente el espacio de posibilidades</text:span> mediante variación y selección.</text:p>
      <text:list xml:id="list3313968108" text:style-name="L5">
        <text:list-item>
          <text:p text:style-name="P10">La evolución biológica. </text:p>
        </text:list-item>
        <text:list-item>
          <text:p text:style-name="P10">Algoritmos genéticos. </text:p>
        </text:list-item>
        <text:list-item>
          <text:p text:style-name="P9">Sistemas que prueban millones de combinaciones y retienen las que funcionan. </text:p>
        </text:list-item>
      </text:list>
      <text:p text:style-name="Text_20_body">Aquí la inteligencia no está en un individuo, sino en <text:span text:style-name="Strong_20_Emphasis">el proceso</text:span>.</text:p>
      <text:p text:style-name="Horizontal_20_Line"/>
      <text:h text:style-name="Heading_20_2" text:outline-level="2">🐜 6. Inteligencia colectiva</text:h>
      <text:p text:style-name="Text_20_body">Aparece cuando muchos agentes simples generan un comportamiento complejo.</text:p>
      <text:list xml:id="list1860585544" text:style-name="L6">
        <text:list-item>
          <text:p text:style-name="P12">Hormigas encontrando rutas óptimas. </text:p>
        </text:list-item>
        <text:list-item>
          <text:p text:style-name="P12">Enjambres. </text:p>
        </text:list-item>
        <text:list-item>
          <text:p text:style-name="P12">Mercados. </text:p>
        </text:list-item>
        <text:list-item>
          <text:p text:style-name="P12">Tráfico. </text:p>
        </text:list-item>
        <text:list-item>
          <text:p text:style-name="P11">Multitudes. </text:p>
        </text:list-item>
      </text:list>
      <text:p text:style-name="Text_20_body">Nadie “sabe” la solución, pero la solución emerge.</text:p>
      <text:p text:style-name="Horizontal_20_Line"/>
      <text:h text:style-name="Heading_20_2" text:outline-level="2">🧬 7. Inteligencia genética (o codificada)</text:h>
      <text:p text:style-name="Text_20_body">Es la inteligencia que reside en <text:span text:style-name="Strong_20_Emphasis">la información heredada</text:span>.</text:p>
      <text:list xml:id="list342707804" text:style-name="L7">
        <text:list-item>
          <text:p text:style-name="P14">El ADN como memoria estructural. </text:p>
        </text:list-item>
        <text:list-item>
          <text:p text:style-name="P14">Los genes como algoritmos comprimidos. </text:p>
        </text:list-item>
        <text:list-item>
          <text:p text:style-name="P13">La epigenética como ajuste dinámico. </text:p>
        </text:list-item>
      </text:list>
      <text:p text:style-name="Text_20_body"><text:soft-page-break/>Aquí la inteligencia es <text:span text:style-name="Strong_20_Emphasis">memoria acumulada</text:span> de millones de ciclos de vida.</text:p>
      <text:p text:style-name="Horizontal_20_Line"/>
      <text:h text:style-name="Heading_20_2" text:outline-level="2">🧘 8. Inteligencia consciente</text:h>
      <text:p text:style-name="Text_20_body">Aparece cuando un sistema no solo procesa información, sino que <text:span text:style-name="Strong_20_Emphasis">experimenta</text:span> su propio procesamiento.</text:p>
      <text:list xml:id="list2905554185" text:style-name="L8">
        <text:list-item>
          <text:p text:style-name="P16">Sensación. </text:p>
        </text:list-item>
        <text:list-item>
          <text:p text:style-name="P16">Percepción. </text:p>
        </text:list-item>
        <text:list-item>
          <text:p text:style-name="P16">Emoción. </text:p>
        </text:list-item>
        <text:list-item>
          <text:p text:style-name="P15">Intencionalidad psicológica. </text:p>
        </text:list-item>
      </text:list>
      <text:p text:style-name="Text_20_body">Es una capa tardía, emergente, construida sobre millones de años de inteligencia estructural, evolutiva y neuronal.</text:p>
      <text:p text:style-name="Horizontal_20_Line"/>
      <text:h text:style-name="Heading_20_2" text:outline-level="2">🧩 9. Inteligencia racional</text:h>
      <text:p text:style-name="Text_20_body">Es la inteligencia que opera con símbolos, conceptos y lógica explícita.</text:p>
      <text:list xml:id="list2550940507" text:style-name="L9">
        <text:list-item>
          <text:p text:style-name="P18">Matemática. </text:p>
        </text:list-item>
        <text:list-item>
          <text:p text:style-name="P18">Lenguaje. </text:p>
        </text:list-item>
        <text:list-item>
          <text:p text:style-name="P18">Argumentación. </text:p>
        </text:list-item>
        <text:list-item>
          <text:p text:style-name="P17">Planificación. </text:p>
        </text:list-item>
      </text:list>
      <text:p text:style-name="Text_20_body">Es la inteligencia que solemos llamar “humana”, pero es solo una capa más.</text:p>
      <text:p text:style-name="Horizontal_20_Line"/>
      <text:h text:style-name="Heading_20_2" text:outline-level="2">🔥 10. Inteligencia volitiva</text:h>
      <text:p text:style-name="Text_20_body">La más alta en tu modelo:<text:line-break/>cuando un sistema no solo percibe y razona, sino que <text:span text:style-name="Strong_20_Emphasis">elige</text:span> y <text:span text:style-name="Strong_20_Emphasis">se orienta hacia fines</text:span>.</text:p>
      <text:p text:style-name="Text_20_body">La voluntad no es un instinto ni un algoritmo:<text:line-break/>es la capacidad de reorganizar el propio sistema en función de un propósito.</text:p>
      <text:p text:style-name="Horizontal_20_Line"/>
      <text:h text:style-name="Heading_20_2" text:outline-level="2">Cómo encajan todas en tu marco</text:h>
      <text:p text:style-name="Text_20_body">En tu modelo:</text:p>
      <text:list xml:id="list412450330" text:style-name="L10">
        <text:list-item>
          <text:p text:style-name="P20"><text:span text:style-name="Strong_20_Emphasis">La inteligencia estructural</text:span> es el fundamento. </text:p>
        </text:list-item>
        <text:list-item>
          <text:p text:style-name="P20"><text:span text:style-name="Strong_20_Emphasis">La vida</text:span> es su implementación física. </text:p>
        </text:list-item>
        <text:list-item>
          <text:p text:style-name="P20"><text:span text:style-name="Strong_20_Emphasis">La evolución</text:span> es su mecanismo de exploración. </text:p>
        </text:list-item>
        <text:list-item>
          <text:p text:style-name="P20"><text:soft-page-break/><text:span text:style-name="Strong_20_Emphasis">La conciencia</text:span> es una forma avanzada de representación interna. </text:p>
        </text:list-item>
        <text:list-item>
          <text:p text:style-name="P20"><text:span text:style-name="Strong_20_Emphasis">La razón</text:span> es una herramienta simbólica. </text:p>
        </text:list-item>
        <text:list-item>
          <text:p text:style-name="P19"><text:span text:style-name="Strong_20_Emphasis">La voluntad</text:span> es la capacidad de auto‑dirección. </text:p>
        </text:list-item>
      </text:list>
      <text:p text:style-name="Text_20_body">Todas son <text:span text:style-name="Strong_20_Emphasis">manifestaciones</text:span> de un mismo principio lógico:<text:line-break/>la tendencia de un sistema a conservar su forma explorando posibilidades.</text:p>
      <text:p text:style-name="Horizontal_20_Line"/>
      <text:h text:style-name="Heading_20_2" text:outline-level="2">Una síntesis útil</text:h>
      <text:p text:style-name="Text_20_body">Podemos agruparlas en tres grandes familias:</text:p>
      <text:h text:style-name="Heading_20_3" text:outline-level="3">1. Inteligencias de estructura</text:h>
      <text:p text:style-name="Text_20_body">Estructural, cableada, genética.</text:p>
      <text:h text:style-name="Heading_20_3" text:outline-level="3">2. Inteligencias de proceso</text:h>
      <text:p text:style-name="Text_20_body">Algorítmica, evolutiva, conexionista, colectiva.</text:p>
      <text:h text:style-name="Heading_20_3" text:outline-level="3">3. Inteligencias de representación</text:h>
      <text:p text:style-name="Text_20_body">Consciente, racional, volitiva.</text:p>
      <text:p text:style-name="Text_20_body">Cada familia añade una capa de complejidad sobre la anterior.</text:p>
      <text:p text:style-name="Horizontal_20_Line"/>
      <text:p text:style-name="Text_20_body">¿Quieres que construyamos una <text:span text:style-name="Strong_20_Emphasis">taxonomía formal</text:span> para tu libro, con definiciones precisas y diagramas que muestren cómo se relacionan estas inteligenci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3T19:00:34.295000000</meta:creation-date>
    <dc:date>2026-03-03T19:11:11.946000000</dc:date>
    <meta:editing-duration>PT10M38S</meta:editing-duration>
    <meta:editing-cycles>1</meta:editing-cycles>
    <meta:document-statistic meta:table-count="0" meta:image-count="0" meta:object-count="0" meta:page-count="4" meta:paragraph-count="84" meta:word-count="700" meta:character-count="4606" meta:non-whitespace-character-count="3990"/>
    <meta:generator>LibreOffice/7.3.5.2$Windows_X86_64 LibreOffice_project/184fe81b8c8c30d8b5082578aee2fed2ea847c01</meta:generator>
  </office:meta>
</office:document-meta>
</file>